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emplate Matching<text:tab/>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By Noah Murad</text:p>
            <text:p>CS 88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blem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nd a given template <text:span text:style-name="T1">T[x,y]</text:span> in an image <text:span text:style-name="T1">I[x,y]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1:38:46.573532247</meta:creation-date>
    <meta:editing-duration>PT2H27M</meta:editing-duration>
    <meta:editing-cycles>3</meta:editing-cycles>
    <meta:generator>LibreOffice/5.4.5.1$Linux_X86_64 LibreOffice_project/40m0$Build-1</meta:generator>
    <dc:date>2018-03-21T02:33:32.029411029</dc:date>
    <meta:document-statistic meta:object-count="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